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479" officeooo:paragraph-rsid="000b5479"/>
    </style:style>
    <style:style style:name="P2" style:family="paragraph" style:parent-style-name="Standard">
      <style:text-properties officeooo:rsid="0010c127" officeooo:paragraph-rsid="0010c127"/>
    </style:style>
    <style:style style:name="P3" style:family="paragraph" style:parent-style-name="Standard">
      <style:text-properties officeooo:paragraph-rsid="0010c127"/>
    </style:style>
    <style:style style:name="P4" style:family="paragraph" style:parent-style-name="Standard">
      <style:text-properties officeooo:rsid="00147db9" officeooo:paragraph-rsid="00147db9"/>
    </style:style>
    <style:style style:name="P5" style:family="paragraph" style:parent-style-name="Standard">
      <style:text-properties officeooo:paragraph-rsid="00147db9"/>
    </style:style>
    <style:style style:name="T1" style:family="text">
      <style:text-properties officeooo:rsid="000e5e07"/>
    </style:style>
    <style:style style:name="T2" style:family="text">
      <style:text-properties officeooo:rsid="00106862"/>
    </style:style>
    <style:style style:name="T3" style:family="text">
      <style:text-properties officeooo:rsid="0010c127"/>
    </style:style>
    <style:style style:name="T4" style:family="text">
      <style:text-properties officeooo:rsid="0012a639"/>
    </style:style>
    <style:style style:name="T5" style:family="text">
      <style:text-properties officeooo:rsid="00147d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dracht 2.1:</text:p>
      <text:p text:style-name="P1"/>
      <text:p text:style-name="P1">1. planning maken</text:p>
      <text:p text:style-name="P1"><text:tab/>voordoordelen: efficient gebruik maken van de ruimtes.</text:p>
      <text:p text:style-name="P1"><text:tab/>nadelen: niet iedereen kan tegelijkertijd werken.</text:p>
      <text:p text:style-name="P1"><text:tab/>Benodigdheden: site en database</text:p>
      <text:p text:style-name="P1"/>
      <text:p text:style-name="P1">2. electronische bordjes met hoeveel ruimtes er vrij zijn</text:p>
      <text:p text:style-name="P1"><text:tab/>voordelen: je gaat niet naar een ruimte een ruimte zoeken die er niet is.</text:p>
      <text:p text:style-name="P1"><text:tab/>nadelen: er is geen algemene planning, het kan nog steeds helemaal vol zitten.</text:p>
      <text:p text:style-name="P1"><text:tab/>Benodigdheden: bordjes</text:p>
      <text:p text:style-name="P1"/>
      <text:p text:style-name="P1"/>
      <text:p text:style-name="P1">3. online vergaderingen</text:p>
      <text:p text:style-name="P1"><text:tab/>voordelen: iedereen kan tegelijketijd werken.</text:p>
      <text:p text:style-name="P1"><text:tab/>nadelen: Je kan niet op locatie werken.</text:p>
      <text:p text:style-name="P1"><text:tab/>Benodigdheden: microsoft teams.</text:p>
      <text:p text:style-name="P1"/>
      <text:p text:style-name="P1">Opdracht 2.2:</text:p>
      <text:p text:style-name="P1"/>
      <text:p text:style-name="P1">2.2.1</text:p>
      <text:p text:style-name="P1"/>
      <text:p text:style-name="P1">BIM: <text:span text:style-name="T2">inhuren ict’ers voor het opzettenv an het systeem</text:span></text:p>
      <text:p text:style-name="P1">WD: <text:span text:style-name="T1">De site opzetten en zo gebruiksvriendelijk maken.</text:span></text:p>
      <text:p text:style-name="P1">SD: <text:span text:style-name="T1">De software achter de planning maken</text:span></text:p>
      <text:p text:style-name="P1">DSD: <text:span text:style-name="T1">hoe wordt de data verwerkt, gebruikt en opgeslagen.</text:span></text:p>
      <text:p text:style-name="P1">ISM: <text:span text:style-name="T1">hoe wordt het programma veilig om te gebruiken</text:span></text:p>
      <text:p text:style-name="P1">ESD: <text:span text:style-name="T1">hoe zorg je ervoor dat het programma werkt op alle hardware?</text:span></text:p>
      <text:p text:style-name="P1"/>
      <text:p text:style-name="P1"/>
      <text:p text:style-name="P2">Oefening hoofd-en-deelvragen:</text:p>
      <text:p text:style-name="P3"><text:span text:style-name="T3">Hoofdvraag: Hoe kunnen we een app maken die zowel leeringling als SLB’ers beter inzicht geeft in de studievoortgang van de leerlingen.</text:span></text:p>
      <text:p text:style-name="P2">- <text:span text:style-name="T4">wat voor een informatie willen de leerlingen zien</text:span></text:p>
      <text:p text:style-name="P2">- <text:span text:style-name="T4">wat voor een informatie willen de SLB’ers zien</text:span></text:p>
      <text:p text:style-name="P2">- </text:p>
      <text:p text:style-name="P2"/>
      <text:p text:style-name="P4">Oefening hoofd-en-deelvragen 2: brandweer</text:p>
      <text:p text:style-name="P5"><text:span text:style-name="T5">- hoofdvraag: is het technisch mogelijk om te bepalen waar de teamleden van de brandweer zich bevinden, zodat dit op een overzichtskaart weergegeven kan worden.</text:span></text:p>
      <text:p text:style-name="P5">- <text:span text:style-name="T5">wat zijn mogelijke methodes en technieken voor het bepalen van posities</text:span></text:p>
      <text:p text:style-name="P5">- <text:span text:style-name="T5">is de sensor zo nauwkeurig als in de specificaties staat?</text:span></text:p>
      <text:p text:style-name="P5">- <text:span text:style-name="T5">kunnen we een software maken die de meetgegevens kan verwerken tot een positieschatting?</text:span></text:p>
      <text:p text:style-name="P5"/>
      <text:p text:style-name="P5">- </text:p>
      <text:p text:style-name="P5"/>
      <text:p text:style-name="P5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0:43:07.641995123</meta:creation-date>
    <dc:date>2021-09-01T10:31:01.527317580</dc:date>
    <meta:editing-duration>PT14M5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45" meta:character-count="1569" meta:non-whitespace-character-count="1345"/>
  </office:meta>
</office:document-meta>
</file>